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e74b5" svg:stroke-opacity="100%" draw:stroke-linejoin="miter" svg:stroke-linecap="butt" draw:fill="solid" draw:fill-color="#2e74b5" draw:opacity="100%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666666" svg:stroke-opacity="100%" draw:stroke-linejoin="miter" svg:stroke-linecap="butt" draw:fill="solid" draw:fill-color="#666666" draw:opacity="100%" draw:textarea-horizontal-align="left" draw:textarea-vertical-align="middle" draw:auto-grow-height="false" draw:auto-grow-width="false" fo:min-height="2.746cm" fo:min-width="5.4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2e74b5" svg:stroke-opacity="100%" draw:stroke-linejoin="miter" svg:stroke-linecap="butt" draw:fill="solid" draw:fill-color="#2e74b5" draw:opacity="100%" draw:textarea-horizontal-align="left" draw:textarea-vertical-align="middle" draw:auto-grow-height="false" draw:auto-grow-width="false" fo:min-height="0.746cm" fo:min-width="5.49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333333" svg:stroke-opacity="100%" draw:stroke-linejoin="miter" svg:stroke-linecap="butt" draw:fill="solid" draw:fill-color="#0d0d0d" draw:opacity="100%" draw:textarea-horizontal-align="left" draw:textarea-vertical-align="middle" draw:auto-grow-height="false" draw:auto-grow-width="false" fo:min-height="0.746cm" fo:min-width="4.4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2e74b5" svg:stroke-opacity="100%" draw:stroke-linejoin="miter" svg:stroke-linecap="butt" draw:fill="none" draw:textarea-horizontal-align="left" draw:textarea-vertical-align="middle" draw:auto-grow-height="false" draw:auto-grow-width="false" fo:min-height="0.746cm" fo:min-width="3.49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2e74b5" svg:stroke-opacity="100%" draw:stroke-linejoin="miter" svg:stroke-linecap="butt" draw:fill="solid" draw:fill-color="#2e74b5" draw:opacity="100%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333333" svg:stroke-opacity="100%" draw:stroke-linejoin="miter" svg:stroke-linecap="butt" draw:fill="none" draw:textarea-horizontal-align="left" draw:textarea-vertical-align="middle" draw:auto-grow-height="false" draw:auto-grow-width="false" fo:min-height="0.746cm" fo:min-width="3.492cm" fo:padding-top="0.127cm" fo:padding-bottom="0.127cm" fo:padding-left="0.254cm" fo:padding-right="0.254cm" fo:wrap-option="wrap"/>
    </style:style>
    <style:style style:name="gr8" style:family="graphic" style:parent-style-name="objectwithoutfill">
      <style:graphic-properties svg:stroke-width="0.035cm" svg:stroke-color="#333333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Text_20_weiß">
      <style:graphic-properties draw:stroke="solid" svg:stroke-width="0.035cm" svg:stroke-color="#333333" draw:marker-start-width="0.252cm" draw:marker-end-width="0.252cm" draw:fill="solid" draw:fill-color="#333333" draw:textarea-vertical-align="middle" draw:auto-grow-height="false" fo:min-height="2.75cm" fo:min-width="3.5cm" fo:padding-top="0.142cm" fo:padding-bottom="0.142cm" fo:padding-left="0.267cm" fo:padding-right="0.267cm"/>
    </style:style>
    <style:style style:name="gr10" style:family="graphic" style:parent-style-name="Text_20_weiß">
      <style:graphic-properties draw:stroke="solid" svg:stroke-width="0.035cm" svg:stroke-color="#333333" draw:marker-start-width="0.252cm" draw:marker-end-width="0.252cm" draw:fill="solid" draw:fill-color="#333333" draw:textarea-vertical-align="middle" draw:auto-grow-height="false" fo:min-height="2.716cm" fo:min-width="3.466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1f4e79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1f4e79" draw:marker-start="Circle" draw:marker-start-width="0.252cm" draw:marker-end="Arrow_20_concave" draw:marker-end-width="0.352cm" svg:stroke-opacity="95%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333333" svg:stroke-opacity="100%" draw:stroke-linejoin="miter" svg:stroke-linecap="butt" draw:fill="none" draw:textarea-horizontal-align="left" draw:textarea-vertical-align="middle" draw:auto-grow-height="false" draw:auto-grow-width="false" fo:min-height="0.746cm" fo:min-width="7.492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333333" svg:stroke-opacity="100%" draw:stroke-linejoin="miter" svg:stroke-linecap="butt" draw:fill="none" draw:textarea-horizontal-align="left" draw:textarea-vertical-align="middle" draw:auto-grow-height="false" draw:auto-grow-width="false" fo:min-height="0.736cm" fo:min-width="5.492cm" fo:padding-top="0.127cm" fo:padding-bottom="0.127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666666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b84700" svg:stroke-opacity="100%" draw:stroke-linejoin="miter" svg:stroke-linecap="butt" draw:fill="none" draw:textarea-horizontal-align="left" draw:textarea-vertical-align="middle" draw:auto-grow-height="false" draw:auto-grow-width="false" fo:min-height="0.736cm" fo:min-width="3.49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35cm" svg:stroke-color="#b84700" svg:stroke-opacity="100%" draw:stroke-linejoin="miter" svg:stroke-linecap="butt" draw:fill="solid" draw:fill-color="#b84700" draw:opacity="100%" draw:textarea-horizontal-align="left" draw:textarea-vertical-align="middle" draw:auto-grow-height="false" draw:auto-grow-width="false" fo:min-height="2.746cm" fo:min-width="3.49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35cm" svg:stroke-color="#b84700" svg:stroke-opacity="100%" draw:stroke-linejoin="miter" svg:stroke-linecap="butt" draw:fill="solid" draw:fill-color="#b84700" draw:opacity="100%" draw:textarea-horizontal-align="left" draw:textarea-vertical-align="middle" draw:auto-grow-height="false" draw:auto-grow-width="false" fo:min-height="0.746cm" fo:min-width="0.992cm" fo:padding-top="0.127cm" fo:padding-bottom="0.127cm" fo:padding-left="0.254cm" fo:padding-right="0.254cm" fo:wrap-option="wrap"/>
    </style:style>
    <style:style style:name="gr19" style:family="graphic" style:parent-style-name="objectwithoutfill">
      <style:graphic-properties svg:stroke-width="0.035cm" svg:stroke-color="#b84700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5c8526" svg:stroke-opacity="100%" draw:stroke-linejoin="miter" svg:stroke-linecap="butt" draw:fill="none" draw:textarea-horizontal-align="left" draw:textarea-vertical-align="middle" draw:auto-grow-height="false" draw:auto-grow-width="false" fo:min-height="0.736cm" fo:min-width="3.492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5c8526" svg:stroke-opacity="100%" draw:stroke-linejoin="miter" svg:stroke-linecap="butt" draw:fill="solid" draw:fill-color="#5c8526" draw:opacity="100%" draw:textarea-horizontal-align="left" draw:textarea-vertical-align="middle" draw:auto-grow-height="false" draw:auto-grow-width="false" fo:min-height="2.746cm" fo:min-width="3.492cm" fo:padding-top="0.127cm" fo:padding-bottom="0.127cm" fo:padding-left="0.254cm" fo:padding-right="0.254cm" fo:wrap-option="wrap"/>
    </style:style>
    <style:style style:name="gr22" style:family="graphic" style:parent-style-name="objectwithoutfill">
      <style:graphic-properties svg:stroke-width="0.035cm" svg:stroke-color="#5c8526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5c8526" svg:stroke-opacity="100%" draw:stroke-linejoin="miter" svg:stroke-linecap="butt" draw:fill="solid" draw:fill-color="#5c8526" draw:opacity="100%" draw:textarea-horizontal-align="left" draw:textarea-vertical-align="middle" draw:auto-grow-height="false" draw:auto-grow-width="false" fo:min-height="0.746cm" fo:min-width="0.992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35cm" svg:stroke-color="#2300dc" svg:stroke-opacity="100%" draw:stroke-linejoin="miter" svg:stroke-linecap="butt" draw:fill="none" draw:textarea-horizontal-align="left" draw:textarea-vertical-align="middle" draw:auto-grow-height="false" draw:auto-grow-width="false" fo:min-height="0.736cm" fo:min-width="3.492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2300dc" svg:stroke-opacity="100%" draw:stroke-linejoin="miter" svg:stroke-linecap="butt" draw:fill="solid" draw:fill-color="#2300dc" draw:opacity="100%" draw:textarea-horizontal-align="left" draw:textarea-vertical-align="middle" draw:auto-grow-height="false" draw:auto-grow-width="false" fo:min-height="2.746cm" fo:min-width="3.492cm" fo:padding-top="0.127cm" fo:padding-bottom="0.127cm" fo:padding-left="0.254cm" fo:padding-right="0.254cm" fo:wrap-option="wrap"/>
    </style:style>
    <style:style style:name="gr26" style:family="graphic" style:parent-style-name="objectwithoutfill">
      <style:graphic-properties svg:stroke-width="0.035cm" svg:stroke-color="#2300dc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2300dc" svg:stroke-opacity="100%" draw:stroke-linejoin="miter" svg:stroke-linecap="butt" draw:fill="solid" draw:fill-color="#2300dc" draw:opacity="100%" draw:textarea-horizontal-align="left" draw:textarea-vertical-align="middle" draw:auto-grow-height="false" draw:auto-grow-width="false" fo:min-height="0.746cm" fo:min-width="0.992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35cm" svg:stroke-color="#ffd966" svg:stroke-opacity="100%" draw:stroke-linejoin="miter" svg:stroke-linecap="butt" draw:fill="none" draw:textarea-horizontal-align="left" draw:textarea-vertical-align="middle" draw:auto-grow-height="false" draw:auto-grow-width="false" fo:min-height="0.736cm" fo:min-width="3.492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35cm" svg:stroke-color="#ffd966" svg:stroke-opacity="100%" draw:stroke-linejoin="miter" svg:stroke-linecap="butt" draw:fill="solid" draw:fill-color="#ffd966" draw:opacity="100%" draw:textarea-horizontal-align="left" draw:textarea-vertical-align="middle" draw:auto-grow-height="false" draw:auto-grow-width="false" fo:min-height="2.746cm" fo:min-width="3.492cm" fo:padding-top="0.127cm" fo:padding-bottom="0.127cm" fo:padding-left="0.254cm" fo:padding-right="0.254cm" fo:wrap-option="wrap"/>
    </style:style>
    <style:style style:name="gr30" style:family="graphic" style:parent-style-name="objectwithoutfill">
      <style:graphic-properties svg:stroke-width="0.035cm" svg:stroke-color="#ffd966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d966" svg:stroke-opacity="100%" draw:stroke-linejoin="miter" svg:stroke-linecap="butt" draw:fill="solid" draw:fill-color="#ffd966" draw:opacity="100%" draw:textarea-horizontal-align="left" draw:textarea-vertical-align="middle" draw:auto-grow-height="false" draw:auto-grow-width="false" fo:min-height="0.746cm" fo:min-width="0.992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2e74b5" draw:opacity="100%"/>
      <style:text-properties style:font-name="Segoe UI" fo:font-size="10pt"/>
    </style:style>
    <style:style style:name="P2" style:family="paragraph">
      <style:paragraph-properties fo:text-align="center" style:writing-mode="lr-tb"/>
      <style:text-properties style:font-name="Segoe UI" fo:font-size="10pt"/>
    </style:style>
    <style:style style:name="P3" style:family="paragraph">
      <loext:graphic-properties draw:fill="solid" draw:fill-color="#666666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P4" style:family="paragraph">
      <style:paragraph-properties fo:text-align="center" style:writing-mode="lr-tb"/>
      <style:text-properties fo:color="#ffffff" style:font-name="Segoe UI" fo:font-size="10pt"/>
    </style:style>
    <style:style style:name="P5" style:family="paragraph">
      <loext:graphic-properties draw:fill="solid" draw:fill-color="#2e74b5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P6" style:family="paragraph">
      <style:paragraph-properties fo:text-align="center" style:writing-mode="lr-tb"/>
      <style:text-properties fo:color="#ffffff" style:font-name="Segoe UI" fo:font-size="10pt" style:font-size-asian="18pt" style:font-size-complex="18pt"/>
    </style:style>
    <style:style style:name="P7" style:family="paragraph">
      <loext:graphic-properties draw:fill="solid" draw:fill-color="#2e74b5" draw:opacity="100%"/>
      <style:paragraph-properties fo:text-align="center" style:writing-mode="lr-tb" style:font-independent-line-spacing="true"/>
      <style:text-properties fo:color="#ffffff" style:font-name="Segoe UI" fo:font-size="10pt" style:font-size-asian="18pt" style:font-size-complex="18pt"/>
    </style:style>
    <style:style style:name="P8" style:family="paragraph">
      <loext:graphic-properties draw:fill="solid" draw:fill-color="#0d0d0d" draw:opacity="100%"/>
      <style:paragraph-properties fo:text-align="center" style:writing-mode="lr-tb" style:font-independent-line-spacing="true"/>
      <style:text-properties style:font-name="Segoe UI" fo:font-size="10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style:font-name="Segoe UI"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333333"/>
      <style:paragraph-properties fo:text-align="start"/>
    </style:style>
    <style:style style:name="P13" style:family="paragraph">
      <style:paragraph-properties fo:text-align="start" style:writing-mode="lr-tb"/>
      <style:text-properties style:font-name="Segoe UI" fo:font-size="10pt"/>
    </style:style>
    <style:style style:name="P14" style:family="paragraph">
      <loext:graphic-properties draw:fill="solid" draw:fill-color="#b84700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P15" style:family="paragraph">
      <loext:graphic-properties draw:fill="solid" draw:fill-color="#5c8526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P16" style:family="paragraph">
      <loext:graphic-properties draw:fill="solid" draw:fill-color="#2300dc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P17" style:family="paragraph">
      <loext:graphic-properties draw:fill="solid" draw:fill-color="#ffd966" draw:opacity="100%"/>
      <style:paragraph-properties fo:text-align="center" style:writing-mode="lr-tb" style:font-independent-line-spacing="true"/>
      <style:text-properties fo:color="#ffffff" style:font-name="Segoe UI" fo:font-size="10pt"/>
    </style:style>
    <style:style style:name="T1" style:family="text">
      <style:text-properties fo:color="#ffffff"/>
    </style:style>
    <style:style style:name="T2" style:family="text">
      <style:text-properties fo:color="#ffffff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Rechteck 8" draw:style-name="gr1" draw:text-style-name="P1" xml:id="id5" draw:id="id5" draw:layer="layout" svg:width="4cm" svg:height="1cm" svg:x="6cm" svg:y="3cm">
          <text:p/>
          <draw:enhanced-geometry svg:viewBox="0 0 21600 21600" draw:type="non-primitive" draw:enhanced-path="M 0 0 L 21600 0 21600 21600 0 21600 Z N"/>
        </draw:custom-shape>
        <draw:custom-shape draw:name="Rechteck 13" draw:style-name="gr2" draw:text-style-name="P3" xml:id="id12" draw:id="id12" draw:layer="layout" svg:width="6cm" svg:height="3cm" svg:x="3cm" svg:y="11cm">
          <text:p text:style-name="P2"><text:span text:style-name="T1">Content-Container</text:span><text:span text:style-name="T1"><text:line-break/></text:span><text:span text:style-name="T1">(mdui-content)</text:span></text:p>
          <draw:enhanced-geometry svg:viewBox="0 0 21600 21600" draw:type="non-primitive" draw:enhanced-path="M 0 0 L 21600 0 21600 21600 0 21600 Z N"/>
        </draw:custom-shape>
        <draw:custom-shape draw:name="Rechteck 14" draw:style-name="gr3" draw:text-style-name="P5" draw:layer="layout" svg:width="6cm" svg:height="1cm" svg:x="3cm" svg:y="10cm">
          <text:p text:style-name="P4"><text:span text:style-name="T1">tnav-Container (mdui-tnav)</text:span></text:p>
          <draw:enhanced-geometry svg:viewBox="0 0 21600 21600" draw:type="non-primitive" draw:enhanced-path="M 0 0 L 21600 0 21600 21600 0 21600 Z N"/>
        </draw:custom-shape>
        <draw:custom-shape draw:name="Rechteck 15" draw:style-name="gr3" draw:text-style-name="P7" xml:id="id6" draw:id="id6" draw:layer="layout" svg:width="6cm" svg:height="1cm" svg:x="3cm" svg:y="9cm">
          <text:p text:style-name="P6"><text:span text:style-name="T2">abar-Container (mdui-abar)</text:span></text:p>
          <draw:enhanced-geometry svg:viewBox="0 0 21600 21600" draw:type="non-primitive" draw:enhanced-path="M 0 0 L 21600 0 21600 21600 0 21600 Z N"/>
        </draw:custom-shape>
        <draw:custom-shape draw:name="Rechteck 16" draw:style-name="gr4" draw:text-style-name="P8" xml:id="id4" draw:id="id4" draw:layer="layout" svg:width="5cm" svg:height="1cm" draw:transform="rotate (1.5707963267949) translate (2cm 14cm)">
          <text:p text:style-name="P2">lnav-Container (mdui-lnav)</text:p>
          <draw:enhanced-geometry svg:viewBox="0 0 21600 21600" draw:type="non-primitive" draw:enhanced-path="M 0 0 L 21600 0 21600 21600 0 21600 Z N"/>
        </draw:custom-shape>
        <draw:custom-shape draw:name="Rechteck 19" draw:style-name="gr5" draw:text-style-name="P9" draw:layer="layout" svg:width="4cm" svg:height="1cm" svg:x="6cm" svg:y="2cm">
          <text:p text:style-name="P2"><text:span text:style-name="T3">View abar</text:span></text:p>
          <draw:enhanced-geometry svg:viewBox="0 0 21600 21600" draw:mirror-vertical="false" draw:mirror-horizontal="false" draw:type="non-primitive" draw:enhanced-path="M 0 0 L 21600 0 21600 21600 0 21600 Z N"/>
        </draw:custom-shape>
        <draw:custom-shape draw:name="Rechteck 21" draw:style-name="gr6" draw:text-style-name="P1" xml:id="id7" draw:id="id7" draw:layer="layout" svg:width="4cm" svg:height="1cm" svg:x="11cm" svg:y="3cm">
          <text:p/>
          <draw:enhanced-geometry svg:viewBox="0 0 21600 21600" draw:type="non-primitive" draw:enhanced-path="M 0 0 L 21600 0 21600 21600 0 21600 Z N"/>
        </draw:custom-shape>
        <draw:custom-shape draw:name="Rechteck 22" draw:style-name="gr5" draw:text-style-name="P9" draw:layer="layout" svg:width="4cm" svg:height="1cm" svg:x="11cm" svg:y="2cm">
          <text:p text:style-name="P2"><text:span text:style-name="T3">View tnav</text:span></text:p>
          <draw:enhanced-geometry svg:viewBox="0 0 21600 21600" draw:type="non-primitive" draw:enhanced-path="M 0 0 L 21600 0 21600 21600 0 21600 Z N"/>
        </draw:custom-shape>
        <draw:custom-shape draw:name="Rechteck 27" draw:style-name="gr4" draw:text-style-name="P8" xml:id="id2" draw:id="id2" draw:layer="layout" svg:width="5cm" svg:height="1cm" draw:transform="rotate (1.5707963267949) translate (9cm 14cm)">
          <text:p text:style-name="P2">lnav-Container (mdui-lnav)</text:p>
          <draw:enhanced-geometry svg:viewBox="0 0 21600 21600" draw:type="non-primitive" draw:enhanced-path="M 0 0 L 21600 0 21600 21600 0 21600 Z N"/>
        </draw:custom-shape>
        <draw:custom-shape draw:name="Rechteck 33" draw:style-name="gr7" draw:text-style-name="P9" draw:layer="layout" svg:width="4cm" svg:height="1cm" svg:x="1cm" svg:y="2cm">
          <text:p text:style-name="P2"><text:span text:style-name="T3">View lnav</text:span></text:p>
          <draw:enhanced-geometry svg:viewBox="0 0 21600 21600" draw:type="non-primitive" draw:enhanced-path="M 0 0 L 21600 0 21600 21600 0 21600 Z N"/>
        </draw:custom-shape>
        <draw:connector draw:style-name="gr8" draw:text-style-name="P10" draw:layer="layout" draw:type="curve" svg:x1="18cm" svg:y1="6cm" svg:x2="9.5cm" svg:y2="9cm" draw:start-shape="id1" draw:start-glue-point="2" draw:end-shape="id2" draw:end-glue-point="1" svg:d="M18000 6000c0 2250-8500 750-8500 3000" svg:viewBox="0 0 8501 3001">
          <text:p/>
        </draw:connector>
        <draw:connector draw:style-name="gr8" draw:text-style-name="P10" draw:layer="layout" draw:type="curve" svg:x1="3cm" svg:y1="6cm" svg:x2="2.5cm" svg:y2="9cm" draw:start-shape="id3" draw:start-glue-point="2" draw:end-shape="id4" draw:end-glue-point="1" svg:d="M3000 6000c0 2250-500 750-500 3000" svg:viewBox="0 0 501 3001">
          <text:p/>
        </draw:connector>
        <draw:custom-shape draw:style-name="gr9" draw:text-style-name="P12" xml:id="id3" draw:id="id3" draw:layer="layout" svg:width="4cm" svg:height="3cm" svg:x="1cm" svg:y="3cm">
          <text:p text:style-name="P11">Menu 1</text:p>
          <text:p text:style-name="P11"><text:s text:c="3"/>Menu 1.1</text:p>
          <text:p text:style-name="P11"><text:s text:c="3"/>Menu 1.2</text:p>
          <text:p text:style-name="P11">Menu 2</text:p>
          <text:p text:style-name="P11"><text:s text:c="3"/>...</text:p>
          <draw:enhanced-geometry svg:viewBox="0 0 21600 21600" draw:type="rectangle" draw:enhanced-path="M 0 0 L 21600 0 21600 21600 0 21600 0 0 Z N"/>
        </draw:custom-shape>
        <draw:custom-shape draw:name="Rechteck 33" draw:style-name="gr7" draw:text-style-name="P9" draw:layer="layout" svg:width="4cm" svg:height="1cm" svg:x="16cm" svg:y="2cm">
          <text:p text:style-name="P2"><text:span text:style-name="T3">View rnav</text:span></text:p>
          <draw:enhanced-geometry svg:viewBox="0 0 21600 21600" draw:type="non-primitive" draw:enhanced-path="M 0 0 L 21600 0 21600 21600 0 21600 Z N"/>
        </draw:custom-shape>
        <draw:custom-shape draw:style-name="gr10" draw:text-style-name="P12" xml:id="id1" draw:id="id1" draw:layer="layout" svg:width="4cm" svg:height="3cm" svg:x="16cm" svg:y="3cm">
          <text:p text:style-name="P11">Function 1</text:p>
          <text:p text:style-name="P11">Function 2</text:p>
          <text:p text:style-name="P11">Function 3</text:p>
          <text:p text:style-name="P11">...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svg:x1="8cm" svg:y1="4cm" svg:x2="6cm" svg:y2="9cm" draw:start-shape="id5" draw:start-glue-point="2" draw:end-shape="id6" draw:end-glue-point="0" svg:d="M8000 4000c0 3751-2000 1252-2000 5000" svg:viewBox="0 0 2001 5001">
          <text:p/>
        </draw:connector>
        <draw:connector draw:style-name="gr12" draw:text-style-name="P10" draw:layer="layout" draw:type="curve" draw:line-skew="-3.028cm" svg:x1="13cm" svg:y1="4cm" svg:x2="6cm" svg:y2="10cm" draw:start-shape="id7" draw:start-glue-point="2" draw:end-shape="id6" draw:end-glue-point="2" svg:d="M13000 4000c0 5236-7000 2237-7000 6000" svg:viewBox="0 0 7001 6001">
          <text:p/>
        </draw:connector>
        <draw:custom-shape draw:name="Rechteck 13" draw:style-name="gr2" draw:text-style-name="P3" xml:id="id14" draw:id="id14" draw:layer="layout" svg:width="6cm" svg:height="3cm" svg:x="12cm" svg:y="11cm">
          <text:p text:style-name="P2"><text:span text:style-name="T1">Content-Container</text:span><text:span text:style-name="T1"><text:line-break/></text:span><text:span text:style-name="T1">(mdui-content)</text:span></text:p>
          <draw:enhanced-geometry svg:viewBox="0 0 21600 21600" draw:type="non-primitive" draw:enhanced-path="M 0 0 L 21600 0 21600 21600 0 21600 Z N"/>
        </draw:custom-shape>
        <draw:custom-shape draw:name="Rechteck 14" draw:style-name="gr3" draw:text-style-name="P5" draw:layer="layout" svg:width="6cm" svg:height="1cm" svg:x="12cm" svg:y="10cm">
          <text:p text:style-name="P4"><text:span text:style-name="T1">tnav-Container (mdui-tnav)</text:span></text:p>
          <draw:enhanced-geometry svg:viewBox="0 0 21600 21600" draw:type="non-primitive" draw:enhanced-path="M 0 0 L 21600 0 21600 21600 0 21600 Z N"/>
        </draw:custom-shape>
        <draw:custom-shape draw:name="Rechteck 15" draw:style-name="gr3" draw:text-style-name="P7" xml:id="id10" draw:id="id10" draw:layer="layout" svg:width="6cm" svg:height="1cm" svg:x="12cm" svg:y="9cm">
          <text:p text:style-name="P6"><text:span text:style-name="T2">abar-Container (mdui-abar)</text:span></text:p>
          <draw:enhanced-geometry svg:viewBox="0 0 21600 21600" draw:type="non-primitive" draw:enhanced-path="M 0 0 L 21600 0 21600 21600 0 21600 Z N"/>
        </draw:custom-shape>
        <draw:custom-shape draw:name="Rechteck 16" draw:style-name="gr4" draw:text-style-name="P8" xml:id="id9" draw:id="id9" draw:layer="layout" svg:width="5cm" svg:height="1cm" draw:transform="rotate (1.5707963267949) translate (11cm 14cm)">
          <text:p text:style-name="P2">lnav-Container (mdui-lnav)</text:p>
          <draw:enhanced-geometry svg:viewBox="0 0 21600 21600" draw:type="non-primitive" draw:enhanced-path="M 0 0 L 21600 0 21600 21600 0 21600 Z N"/>
        </draw:custom-shape>
        <draw:custom-shape draw:name="Rechteck 27" draw:style-name="gr4" draw:text-style-name="P8" xml:id="id8" draw:id="id8" draw:layer="layout" svg:width="5cm" svg:height="1cm" draw:transform="rotate (1.5707963267949) translate (18cm 14cm)">
          <text:p text:style-name="P2">lnav-Container (mdui-lnav)</text:p>
          <draw:enhanced-geometry svg:viewBox="0 0 21600 21600" draw:type="non-primitive" draw:enhanced-path="M 0 0 L 21600 0 21600 21600 0 21600 Z N"/>
        </draw:custom-shape>
        <draw:connector draw:style-name="gr8" draw:text-style-name="P10" draw:layer="layout" draw:type="curve" svg:x1="18.043cm" svg:y1="5.998cm" svg:x2="18.5cm" svg:y2="9cm" draw:end-shape="id8" draw:end-glue-point="1" svg:d="M18043 5998c0 1863 457 362 457 3002" svg:viewBox="0 0 458 3003">
          <text:p/>
        </draw:connector>
        <draw:connector draw:style-name="gr8" draw:text-style-name="P10" draw:layer="layout" draw:type="curve" svg:x1="2.987cm" svg:y1="6.001cm" svg:x2="11.5cm" svg:y2="9cm" draw:end-shape="id9" draw:end-glue-point="1" svg:d="M2987 6001c0 1860 8513 361 8513 2999" svg:viewBox="0 0 8514 3000">
          <text:p/>
        </draw:connector>
        <draw:connector draw:style-name="gr11" draw:text-style-name="P10" draw:layer="layout" draw:type="curve" draw:line-skew="0.388cm" svg:x1="7.985cm" svg:y1="4.001cm" svg:x2="15cm" svg:y2="9cm" draw:end-shape="id10" draw:end-glue-point="0" svg:d="M7985 4001c0 3943 7015 1444 7015 4999" svg:viewBox="0 0 7016 5000">
          <text:p/>
        </draw:connector>
        <draw:connector draw:style-name="gr11" draw:text-style-name="P10" draw:layer="layout" draw:type="curve" draw:line-skew="-0.701cm 4.318cm -1.287cm" svg:x1="13cm" svg:y1="4cm" svg:x2="15cm" svg:y2="10cm" draw:start-shape="id7" draw:start-glue-point="2" draw:end-shape="id10" draw:end-glue-point="2" svg:d="M13000 4000c0 2700 2800 1800 2800 3516s-800 1332-800 2484" svg:viewBox="0 0 2801 6001">
          <text:p/>
        </draw:connector>
        <draw:custom-shape draw:name="Rechteck 33" draw:style-name="gr13" draw:text-style-name="P9" draw:layer="layout" svg:width="8cm" svg:height="1cm" svg:x="2cm" svg:y="8cm">
          <text:p text:style-name="P2"><text:span text:style-name="T3">View pageMain</text:span></text:p>
          <draw:enhanced-geometry svg:viewBox="0 0 21600 21600" draw:type="non-primitive" draw:enhanced-path="M 0 0 L 21600 0 21600 21600 0 21600 Z N"/>
        </draw:custom-shape>
        <draw:custom-shape draw:name="Rechteck 33" draw:style-name="gr13" draw:text-style-name="P9" draw:layer="layout" svg:width="8cm" svg:height="1cm" svg:x="11cm" svg:y="8cm">
          <text:p text:style-name="P2"><text:span text:style-name="T3">View pageOne</text:span></text:p>
          <draw:enhanced-geometry svg:viewBox="0 0 21600 21600" draw:type="non-primitive" draw:enhanced-path="M 0 0 L 21600 0 21600 21600 0 21600 Z N"/>
        </draw:custom-shape>
        <draw:custom-shape draw:name="Rechteck 33" draw:style-name="gr14" draw:text-style-name="P9" xml:id="id11" draw:id="id11" draw:layer="layout" svg:width="6cm" svg:height="0.99cm" svg:x="3cm" svg:y="15cm">
          <text:p text:style-name="P2"><text:span text:style-name="T3">View contentMain</text:span></text:p>
          <draw:enhanced-geometry svg:viewBox="0 0 21600 21600" draw:type="non-primitive" draw:enhanced-path="M 0 0 L 21600 0 21600 21600 0 21600 Z N"/>
        </draw:custom-shape>
        <draw:custom-shape draw:name="Rechteck 13" draw:style-name="gr2" draw:text-style-name="P3" draw:layer="layout" svg:width="6cm" svg:height="3cm" svg:x="3cm" svg:y="16cm">
          <text:p text:style-name="P13"><text:span text:style-name="T1"/></text:p>
          <text:p text:style-name="P13"><text:span text:style-name="T1"/></text:p>
          <text:p text:style-name="P13"><text:span text:style-name="T1"/></text:p>
          <text:p text:style-name="P13"><text:span text:style-name="T1"/></text:p>
          <text:p text:style-name="P13"><text:span text:style-name="T1">view-in-widgets</text:span></text:p>
          <draw:enhanced-geometry svg:viewBox="0 0 21600 21600" draw:type="non-primitive" draw:enhanced-path="M 0 0 L 21600 0 21600 21600 0 21600 Z N"/>
        </draw:custom-shape>
        <draw:connector draw:style-name="gr15" draw:text-style-name="P10" draw:layer="layout" draw:type="curve" svg:x1="6cm" svg:y1="15cm" svg:x2="6cm" svg:y2="14cm" draw:start-shape="id11" draw:start-glue-point="0" draw:end-shape="id12" draw:end-glue-point="2" svg:d="M6000 15000v-1000" svg:viewBox="0 0 1 1001">
          <text:p/>
        </draw:connector>
        <draw:custom-shape draw:name="Rechteck 33" draw:style-name="gr14" draw:text-style-name="P9" xml:id="id13" draw:id="id13" draw:layer="layout" svg:width="6cm" svg:height="0.99cm" svg:x="12cm" svg:y="15cm">
          <text:p text:style-name="P2"><text:span text:style-name="T3">View contentMain</text:span></text:p>
          <draw:enhanced-geometry svg:viewBox="0 0 21600 21600" draw:type="non-primitive" draw:enhanced-path="M 0 0 L 21600 0 21600 21600 0 21600 Z N"/>
        </draw:custom-shape>
        <draw:custom-shape draw:name="Rechteck 13" draw:style-name="gr2" draw:text-style-name="P3" draw:layer="layout" svg:width="6cm" svg:height="3cm" svg:x="12cm" svg:y="16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view-in-widgets</text:span></text:p>
          <draw:enhanced-geometry svg:viewBox="0 0 21600 21600" draw:type="non-primitive" draw:enhanced-path="M 0 0 L 21600 0 21600 21600 0 21600 Z N"/>
        </draw:custom-shape>
        <draw:connector draw:style-name="gr15" draw:text-style-name="P10" draw:layer="layout" draw:type="curve" svg:x1="15cm" svg:y1="15cm" svg:x2="15cm" svg:y2="14cm" draw:start-shape="id13" draw:start-glue-point="0" draw:end-shape="id14" draw:end-glue-point="2" svg:d="M15000 15000v-1000" svg:viewBox="0 0 1 1001">
          <text:p/>
        </draw:connector>
        <draw:custom-shape draw:name="Rechteck 33" draw:style-name="gr16" draw:text-style-name="P9" xml:id="id15" draw:id="id15" draw:layer="layout" svg:width="4cm" svg:height="0.99cm" svg:x="1cm" svg:y="21cm">
          <text:p text:style-name="P2"><text:span text:style-name="T3">View cardRed</text:span></text:p>
          <draw:enhanced-geometry svg:viewBox="0 0 21600 21600" draw:type="non-primitive" draw:enhanced-path="M 0 0 L 21600 0 21600 21600 0 21600 Z N"/>
        </draw:custom-shape>
        <draw:custom-shape draw:name="Rechteck 13" draw:style-name="gr17" draw:text-style-name="P14" draw:layer="layout" svg:width="4cm" svg:height="3cm" svg:x="1cm" svg:y="22cm">
          <text:p text:style-name="P2"><text:span text:style-name="T1">Widgets</text:span></text:p>
          <draw:enhanced-geometry svg:viewBox="0 0 21600 21600" draw:type="non-primitive" draw:enhanced-path="M 0 0 L 21600 0 21600 21600 0 21600 Z N"/>
        </draw:custom-shape>
        <draw:custom-shape draw:name="Rechteck 13" draw:style-name="gr18" draw:text-style-name="P14" xml:id="id16" draw:id="id16" draw:layer="layout" svg:width="1.5cm" svg:height="1cm" svg:x="3.4cm" svg:y="16.2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onnector draw:style-name="gr19" draw:text-style-name="P10" draw:layer="layout" draw:type="curve" svg:x1="3cm" svg:y1="21cm" svg:x2="4.15cm" svg:y2="17.2cm" draw:start-shape="id15" draw:start-glue-point="0" draw:end-shape="id16" draw:end-glue-point="2" svg:d="M3000 21000c0-2848 1150-949 1150-3800" svg:viewBox="0 0 1151 3801">
          <text:p/>
        </draw:connector>
        <draw:custom-shape draw:name="Rechteck 33" draw:style-name="gr20" draw:text-style-name="P9" xml:id="id17" draw:id="id17" draw:layer="layout" svg:width="4cm" svg:height="0.99cm" svg:x="6cm" svg:y="21cm">
          <text:p text:style-name="P2"><text:span text:style-name="T3">View cardGreen</text:span></text:p>
          <draw:enhanced-geometry svg:viewBox="0 0 21600 21600" draw:type="non-primitive" draw:enhanced-path="M 0 0 L 21600 0 21600 21600 0 21600 Z N"/>
        </draw:custom-shape>
        <draw:custom-shape draw:name="Rechteck 13" draw:style-name="gr21" draw:text-style-name="P15" draw:layer="layout" svg:width="4cm" svg:height="3cm" svg:x="6cm" svg:y="22cm">
          <text:p text:style-name="P2"><text:span text:style-name="T1">Widgets</text:span></text:p>
          <draw:enhanced-geometry svg:viewBox="0 0 21600 21600" draw:type="non-primitive" draw:enhanced-path="M 0 0 L 21600 0 21600 21600 0 21600 Z N"/>
        </draw:custom-shape>
        <draw:connector draw:style-name="gr22" draw:text-style-name="P10" draw:layer="layout" draw:type="curve" svg:x1="8cm" svg:y1="21cm" svg:x2="5.85cm" svg:y2="17.2cm" draw:start-shape="id17" draw:start-glue-point="0" draw:end-shape="id18" draw:end-glue-point="2" svg:d="M8000 21000c0-2848-2150-949-2150-3800" svg:viewBox="0 0 2151 3801">
          <text:p/>
        </draw:connector>
        <draw:custom-shape draw:name="Rechteck 13" draw:style-name="gr23" draw:text-style-name="P15" xml:id="id18" draw:id="id18" draw:layer="layout" svg:width="1.5cm" svg:height="1cm" svg:x="5.1cm" svg:y="16.2cm">
          <text:p/>
          <draw:enhanced-geometry svg:viewBox="0 0 21600 21600" draw:type="non-primitive" draw:enhanced-path="M 0 0 L 21600 0 21600 21600 0 21600 Z N"/>
        </draw:custom-shape>
        <draw:custom-shape draw:name="Rechteck 33" draw:style-name="gr24" draw:text-style-name="P9" xml:id="id19" draw:id="id19" draw:layer="layout" svg:width="4cm" svg:height="0.99cm" svg:x="11cm" svg:y="21cm">
          <text:p text:style-name="P2"><text:span text:style-name="T3">View cardBlue</text:span></text:p>
          <draw:enhanced-geometry svg:viewBox="0 0 21600 21600" draw:type="non-primitive" draw:enhanced-path="M 0 0 L 21600 0 21600 21600 0 21600 Z N"/>
        </draw:custom-shape>
        <draw:custom-shape draw:name="Rechteck 13" draw:style-name="gr25" draw:text-style-name="P16" draw:layer="layout" svg:width="4cm" svg:height="3cm" svg:x="11cm" svg:y="22cm">
          <text:p text:style-name="P2"><text:span text:style-name="T1">Widgets</text:span></text:p>
          <draw:enhanced-geometry svg:viewBox="0 0 21600 21600" draw:type="non-primitive" draw:enhanced-path="M 0 0 L 21600 0 21600 21600 0 21600 Z N"/>
        </draw:custom-shape>
        <draw:connector draw:style-name="gr26" draw:text-style-name="P10" draw:layer="layout" draw:type="curve" svg:x1="13cm" svg:y1="21cm" svg:x2="14.95cm" svg:y2="17.2cm" draw:start-shape="id19" draw:start-glue-point="0" draw:end-shape="id20" draw:end-glue-point="2" svg:d="M13000 21000c0-2848 1950-949 1950-3800" svg:viewBox="0 0 1951 3801">
          <text:p/>
        </draw:connector>
        <draw:custom-shape draw:name="Rechteck 13" draw:style-name="gr27" draw:text-style-name="P16" xml:id="id20" draw:id="id20" draw:layer="layout" svg:width="1.5cm" svg:height="1cm" svg:x="14.2cm" svg:y="16.2cm">
          <text:p/>
          <draw:enhanced-geometry svg:viewBox="0 0 21600 21600" draw:type="non-primitive" draw:enhanced-path="M 0 0 L 21600 0 21600 21600 0 21600 Z N"/>
        </draw:custom-shape>
        <draw:custom-shape draw:name="Rechteck 33" draw:style-name="gr28" draw:text-style-name="P9" xml:id="id21" draw:id="id21" draw:layer="layout" svg:width="4cm" svg:height="0.99cm" svg:x="16cm" svg:y="21cm">
          <text:p text:style-name="P2"><text:span text:style-name="T3">View cardYellow</text:span></text:p>
          <draw:enhanced-geometry svg:viewBox="0 0 21600 21600" draw:type="non-primitive" draw:enhanced-path="M 0 0 L 21600 0 21600 21600 0 21600 Z N"/>
        </draw:custom-shape>
        <draw:custom-shape draw:name="Rechteck 13" draw:style-name="gr29" draw:text-style-name="P17" draw:layer="layout" svg:width="4cm" svg:height="3cm" svg:x="16cm" svg:y="22cm">
          <text:p text:style-name="P2"><text:span text:style-name="T1">Widgets</text:span></text:p>
          <draw:enhanced-geometry svg:viewBox="0 0 21600 21600" draw:type="non-primitive" draw:enhanced-path="M 0 0 L 21600 0 21600 21600 0 21600 Z N"/>
        </draw:custom-shape>
        <draw:connector draw:style-name="gr30" draw:text-style-name="P10" draw:layer="layout" draw:type="curve" svg:x1="18cm" svg:y1="21cm" svg:x2="16.75cm" svg:y2="17.2cm" draw:start-shape="id21" draw:start-glue-point="0" draw:end-shape="id22" draw:end-glue-point="2" svg:d="M18000 21000c0-2848-1250-949-1250-3800" svg:viewBox="0 0 1251 3801">
          <text:p/>
        </draw:connector>
        <draw:custom-shape draw:name="Rechteck 13" draw:style-name="gr31" draw:text-style-name="P17" xml:id="id22" draw:id="id22" draw:layer="layout" svg:width="1.5cm" svg:height="1cm" svg:x="16cm" svg:y="16.2cm">
          <text:p/>
          <draw:enhanced-geometry svg:viewBox="0 0 21600 21600" draw:type="non-primitive" draw:enhanced-path="M 0 0 L 21600 0 21600 21600 0 21600 Z N"/>
        </draw:custom-shape>
        <draw:custom-shape draw:name="Rechteck 13" draw:style-name="gr18" draw:text-style-name="P14" xml:id="id23" draw:id="id23" draw:layer="layout" svg:width="1.5cm" svg:height="1cm" svg:x="12.3cm" svg:y="16.2cm">
          <text:p/>
          <draw:enhanced-geometry svg:viewBox="0 0 21600 21600" draw:type="non-primitive" draw:enhanced-path="M 0 0 L 21600 0 21600 21600 0 21600 Z N"/>
        </draw:custom-shape>
        <draw:connector draw:style-name="gr19" draw:text-style-name="P10" draw:layer="layout" draw:type="curve" draw:line-skew="0.499cm" svg:x1="3cm" svg:y1="21cm" svg:x2="13.05cm" svg:y2="17.2cm" draw:start-shape="id15" draw:start-glue-point="0" draw:end-shape="id23" draw:end-glue-point="2" svg:d="M3000 21000c0-2100 10050-200 10050-3800" svg:viewBox="0 0 10051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_20_1"/>
      <style:text-properties style:font-name="Segoe UI" fo:font-family="'Segoe UI'" style:font-style-name="Standard" style:font-family-generic="swiss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_20_weiß" style:display-name="Text weiß" style:family="graphic" style:parent-style-name="text"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4:13:06.415000000</meta:creation-date>
    <meta:editing-cycles>0</meta:editing-cycles>
    <meta:editing-duration>P0D</meta:editing-duration>
    <meta:generator>LibreOffice/5.4.1.2$Windows_x86 LibreOffice_project/ea7cb86e6eeb2bf3a5af73a8f7777ac570321527</meta:generator>
    <meta:document-statistic meta:object-count="52"/>
  </office:meta>
</office:document-meta>
</file>